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1.3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20.66mm"/>
    </style:style>
    <style:style style:name="co7" style:family="table-column">
      <style:table-column-properties fo:break-before="auto" style:column-width="403.68mm"/>
    </style:style>
    <style:style style:name="co8" style:family="table-column">
      <style:table-column-properties fo:break-before="auto" style:column-width="35.2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  <style:text-properties fo:color="#000000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 style:data-style-name="N108">
      <style:table-cell-properties fo:border="0.06pt solid #000000"/>
    </style:style>
    <style:style style:name="ce8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9" style:family="table-cell" style:parent-style-name="Default" style:data-style-name="N108">
      <style:table-cell-properties fo:background-color="#ff0000" fo:border="0.06pt solid #000000"/>
    </style:style>
    <style:style style:name="ce10" style:family="table-cell" style:parent-style-name="Default" style:data-style-name="N10120">
      <style:table-cell-properties fo:border="0.06pt solid #000000"/>
    </style:style>
    <style:style style:name="ce11" style:family="table-cell" style:parent-style-name="Default">
      <style:table-cell-properties fo:border="1.05pt double #000000" style:border-line-width="0.12mm 0.12mm 0.12mm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108">
      <style:table-cell-properties fo:border="1.05pt double #000000" style:border-line-width="0.12mm 0.12mm 0.12mm"/>
    </style:style>
    <style:style style:name="ce14" style:family="table-cell" style:parent-style-name="Default" style:data-style-name="N10120">
      <style:table-cell-properties fo:border="1.05pt double #000000" style:border-line-width="0.12mm 0.12mm 0.12mm"/>
    </style:style>
    <style:style style:name="ce15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</style:style>
    <style:style style:name="ce16" style:family="table-cell" style:parent-style-name="Default" style:data-style-name="N108">
      <style:table-cell-properties fo:border="none"/>
    </style:style>
    <style:style style:name="ce17" style:family="table-cell" style:parent-style-name="Default">
      <style:table-cell-properties style:text-align-source="fix" style:repeat-content="false" fo:border="0.99pt solid #000000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mm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default-cell-style-name="ce2"/>
        <table:table-column table:style-name="co5" table:default-cell-style-name="ce7"/>
        <table:table-column table:style-name="co6" table:default-cell-style-name="ce7"/>
        <table:table-column table:style-name="co7" table:default-cell-style-name="ce2"/>
        <table:table-column table:style-name="co8" table:default-cell-style-name="ce2"/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Preis (1 Stk)</text:p>
          </table:table-cell>
          <table:table-cell table:style-name="ce1" office:value-type="string" calcext:value-type="string">
            <text:p>Preis</text:p>
          </table:table-cell>
          <table:table-cell table:style-name="ce17" office:value-type="string" calcext:value-type="string">
            <text:p>Link</text:p>
          </table:table-cell>
          <table:table-cell table:style-name="ce19" office:value-type="string" calcext:value-type="string">
            <text:p>Bestellnummer</text:p>
          </table:table-cell>
        </table:table-row>
        <table:table-row table:style-name="ro3">
          <table:table-cell office:value-type="string" calcext:value-type="string">
            <text:p>32x32 Matrix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3.02" calcext:value-type="currency">
            <text:p>€ 63,02</text:p>
          </table:table-cell>
          <table:table-cell table:formula="of:=[.B2]*[.C2]" office:value-type="currency" office:currency="EUR" office:value="63.02" calcext:value-type="currency">
            <text:p>€ 63,02</text:p>
          </table:table-cell>
          <table:table-cell office:value-type="string" calcext:value-type="string">
            <text:p><text:a xlink:href="https://www.amazon.de/Adafruit-RGB-LED-Panel-32x32-Matrix/dp/B00M40XWBI/ref=sr_1_1?ie=UTF8&amp;qid=1489149951&amp;sr=8-1&amp;keywords=32x32+matrix" xlink:type="simple">https://www.amazon.de/Adafruit-RGB-LED-Panel-32x32-Matrix/dp/B00M40XWBI/ref=sr_1_1?ie=UTF8&amp;qid=1489149951&amp;sr=8-1&amp;keywords=32x32+matrix</text:a></text:p>
          </table:table-cell>
          <table:table-cell office:value-type="string" calcext:value-type="string">
            <text:p>Bestellt</text:p>
          </table:table-cell>
        </table:table-row>
        <table:table-row table:style-name="ro3">
          <table:table-cell office:value-type="string" calcext:value-type="string">
            <text:p>Arduino Meg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5.28" calcext:value-type="currency">
            <text:p>€ 35,28</text:p>
          </table:table-cell>
          <table:table-cell table:formula="of:=[.B3]*[.C3]" office:value-type="currency" office:currency="EUR" office:value="35.28" calcext:value-type="currency">
            <text:p>€ 35,28</text:p>
          </table:table-cell>
          <table:table-cell office:value-type="string" calcext:value-type="string">
            <text:p><text:a xlink:href="https://www.amazon.de/Arduino-Mega-2560-R3-Microcontroller/dp/B0046AMGW0/ref=sr_1_4?ie=UTF8&amp;qid=1489147755&amp;sr=8-4&amp;keywords=arduino+mega" xlink:type="simple">https://www.amazon.de/Arduino-Mega-2560-R3-Microcontroller/dp/B0046AMGW0/ref=sr_1_4?ie=UTF8&amp;qid=1489147755&amp;sr=8-4&amp;keywords=arduino+mega</text:a></text:p>
          </table:table-cell>
          <table:table-cell office:value-type="string" calcext:value-type="string">
            <text:p>Bestellt</text:p>
          </table:table-cell>
        </table:table-row>
        <table:table-row table:style-name="ro3">
          <table:table-cell office:value-type="string" calcext:value-type="string">
            <text:p>7 Segment Anzeig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.97" calcext:value-type="currency">
            <text:p>€ 2,97</text:p>
          </table:table-cell>
          <table:table-cell table:formula="of:=[.B4]*[.C4]" office:value-type="currency" office:currency="EUR" office:value="5.94" calcext:value-type="currency">
            <text:p>€ 5,94</text:p>
          </table:table-cell>
          <table:table-cell office:value-type="string" calcext:value-type="string">
            <text:p><text:a xlink:href="http://at.rs-online.com/web/p/led-displays/8134801/" xlink:type="simple">http://at.rs-online.com/web/p/led-displays/8134801/</text:a></text:p>
          </table:table-cell>
          <table:table-cell office:value-type="string" calcext:value-type="string">
            <text:p>813-4801</text:p>
          </table:table-cell>
        </table:table-row>
        <table:table-row table:style-name="ro3">
          <table:table-cell office:value-type="string" calcext:value-type="string">
            <text:p>Potentiomet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92" calcext:value-type="currency">
            <text:p>€ 1,92</text:p>
          </table:table-cell>
          <table:table-cell table:formula="of:=[.B5]*[.C5]" office:value-type="currency" office:currency="EUR" office:value="1.92" calcext:value-type="currency">
            <text:p>€ 1,92</text:p>
          </table:table-cell>
          <table:table-cell office:value-type="string" calcext:value-type="string">
            <text:p><text:a xlink:href="https://www.reichelt.at/4mm-Potis-mono/PO4M-LIN-220K/3/index.html?ACTION=3&amp;LA=446&amp;ARTICLE=88273&amp;GROUPID=3133&amp;artnr=PO4M-LIN+220K&amp;SEARCH=PC16" xlink:type="simple">https://www.reichelt.at/4mm-Potis-mono/PO4M-LIN-220K/3/index.html?ACTION=3&amp;LA=446&amp;ARTICLE=88273&amp;GROUPID=3133&amp;artnr=PO4M-LIN+220K&amp;SEARCH=PC16</text:a></text:p>
          </table:table-cell>
          <table:table-cell table:style-name="ce20" office:value-type="string" calcext:value-type="string">
            <text:p>PC16BU 220KA </text:p>
          </table:table-cell>
        </table:table-row>
        <table:table-row table:style-name="ro3">
          <table:table-cell office:value-type="string" calcext:value-type="string">
            <text:p>74HC165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32" calcext:value-type="currency">
            <text:p>€ 0,32</text:p>
          </table:table-cell>
          <table:table-cell table:formula="of:=[.B6]*[.C6]" office:value-type="currency" office:currency="EUR" office:value="1.28" calcext:value-type="currency">
            <text:p>€ 1,28</text:p>
          </table:table-cell>
          <table:table-cell office:value-type="string" calcext:value-type="string">
            <text:p><text:a xlink:href="http://at.rs-online.com/web/p/zahler-und-schieberegister/1776629/" xlink:type="simple">http://at.rs-online.com/web/p/zahler-und-schieberegister/1776629/</text:a></text:p>
          </table:table-cell>
          <table:table-cell office:value-type="string" calcext:value-type="string">
            <text:p>177-6629</text:p>
          </table:table-cell>
        </table:table-row>
        <table:table-row table:style-name="ro3">
          <table:table-cell office:value-type="string" calcext:value-type="string">
            <text:p>MAX7219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44" calcext:value-type="currency">
            <text:p>€ 7,44</text:p>
          </table:table-cell>
          <table:table-cell table:formula="of:=[.B7]*[.C7]" office:value-type="currency" office:currency="EUR" office:value="7.44" calcext:value-type="currency">
            <text:p>€ 7,44</text:p>
          </table:table-cell>
          <table:table-cell office:value-type="string" calcext:value-type="string">
            <text:p><text:a xlink:href="http://at.rs-online.com/web/p/zahler-und-schieberegister/7390136/" xlink:type="simple">http://at.rs-online.com/web/p/zahler-und-schieberegister/7390136/</text:a></text:p>
          </table:table-cell>
          <table:table-cell office:value-type="string" calcext:value-type="string">
            <text:p>739-0136</text:p>
          </table:table-cell>
        </table:table-row>
        <table:table-row table:style-name="ro3">
          <table:table-cell office:value-type="string" calcext:value-type="string">
            <text:p>DIN-Buchse Consol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6" calcext:value-type="currency">
            <text:p>€ 0,60</text:p>
          </table:table-cell>
          <table:table-cell table:formula="of:=[.B8]*[.C8]" office:value-type="currency" office:currency="EUR" office:value="2.4" calcext:value-type="currency">
            <text:p>€ 2,40</text:p>
          </table:table-cell>
          <table:table-cell office:value-type="string" calcext:value-type="string">
            <text:p><text:a xlink:href="https://www.reichelt.at/Diodeneinbaubuchsen/MABPM-5S/3/index.html?ACTION=3&amp;LA=446&amp;ARTICLE=143448&amp;GROUPID=7462&amp;artnr=MABPM+5S&amp;SEARCH=DIN%2BBuchsen" xlink:type="simple">https://www.reichelt.at/Diodeneinbaubuchsen/MABPM-5S/3/index.html?ACTION=3&amp;LA=446&amp;ARTICLE=143448&amp;GROUPID=7462&amp;artnr=MABPM+5S&amp;SEARCH=DIN%2BBuchsen</text:a></text:p>
          </table:table-cell>
          <table:table-cell table:style-name="ce20" office:value-type="string" calcext:value-type="string">
            <text:p>MABPM 5S </text:p>
          </table:table-cell>
        </table:table-row>
        <table:table-row table:style-name="ro3">
          <table:table-cell table:style-name="ce3" office:value-type="string" calcext:value-type="string">
            <text:p>Verbindungs-Kabel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currency" office:currency="EUR" office:value="1.41" calcext:value-type="currency">
            <text:p>€ 1,41</text:p>
          </table:table-cell>
          <table:table-cell table:style-name="ce8" table:formula="of:=[.B9]*[.C9]" office:value-type="currency" office:currency="EUR" office:value="5.64" calcext:value-type="currency">
            <text:p>€ 5,64</text:p>
          </table:table-cell>
          <table:table-cell office:value-type="string" calcext:value-type="string">
            <text:p><text:a xlink:href="https://www.reichelt.at/A-V-Kabel-DIN-/AVK-123/3/index.html?ACTION=3&amp;LA=446&amp;ARTICLE=30527&amp;GROUPID=5462&amp;artnr=AVK+123&amp;SEARCH=AVK%2B123" xlink:type="simple">https://www.reichelt.at/A-V-Kabel-DIN-/AVK-123/3/index.html?ACTION=3&amp;LA=446&amp;ARTICLE=30527&amp;GROUPID=5462&amp;artnr=AVK+123&amp;SEARCH=AVK%2B123</text:a></text:p>
          </table:table-cell>
          <table:table-cell table:style-name="ce20" office:value-type="string" calcext:value-type="string">
            <text:p>AVK 123 </text:p>
          </table:table-cell>
        </table:table-row>
        <table:table-row table:style-name="ro3">
          <table:table-cell office:value-type="string" calcext:value-type="string">
            <text:p>Kontrolltaster</text:p>
          </table:table-cell>
          <table:table-cell office:value-type="float" office:value="16" calcext:value-type="float">
            <text:p>16</text:p>
          </table:table-cell>
          <table:table-cell office:value-type="currency" office:currency="EUR" office:value="1.49" calcext:value-type="currency">
            <text:p>€ 1,49</text:p>
          </table:table-cell>
          <table:table-cell table:formula="of:=[.B10]*[.C10]" office:value-type="currency" office:currency="EUR" office:value="23.84" calcext:value-type="currency">
            <text:p>€ 23,84</text:p>
          </table:table-cell>
          <table:table-cell office:value-type="string" calcext:value-type="string">
            <text:p><text:a xlink:href="http://at.rs-online.com/web/p/tastaturschalter/0102311/?origin=PSF_428099" xlink:type="simple">http://at.rs-online.com/web/p/tastaturschalter/0102311/?origin=PSF_428099</text:a></text:p>
          </table:table-cell>
          <table:table-cell office:value-type="string" calcext:value-type="string">
            <text:p>102-311</text:p>
          </table:table-cell>
        </table:table-row>
        <table:table-row table:style-name="ro3">
          <table:table-cell office:value-type="string" calcext:value-type="string">
            <text:p>Aktionstaster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1.43" calcext:value-type="currency">
            <text:p>€ 1,43</text:p>
          </table:table-cell>
          <table:table-cell table:formula="of:=[.B11]*[.C11]" office:value-type="currency" office:currency="EUR" office:value="11.44" calcext:value-type="currency">
            <text:p>€ 11,44</text:p>
          </table:table-cell>
          <table:table-cell office:value-type="string" calcext:value-type="string">
            <text:p><text:a xlink:href="http://at.rs-online.com/web/p/tastaturschalter/0102248/?origin=PSF_428099" xlink:type="simple">http://at.rs-online.com/web/p/tastaturschalter/0102248/?origin=PSF_428099</text:a></text:p>
          </table:table-cell>
          <table:table-cell office:value-type="string" calcext:value-type="string">
            <text:p>102-248</text:p>
          </table:table-cell>
        </table:table-row>
        <table:table-row table:style-name="ro4">
          <table:table-cell office:value-type="string" calcext:value-type="string">
            <text:p>Arduino-Buchsenleist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71" calcext:value-type="currency">
            <text:p>€ 3,71</text:p>
          </table:table-cell>
          <table:table-cell table:formula="of:=[.B12]*[.C12]" office:value-type="currency" office:currency="EUR" office:value="3.71" calcext:value-type="currency">
            <text:p>€ 3,71</text:p>
          </table:table-cell>
          <table:table-cell office:value-type="string" calcext:value-type="string">
            <text:p><text:a xlink:href="http://at.rs-online.com/web/p/leiterplatten-buchsen/2304938/" xlink:type="simple">http://at.rs-online.com/web/p/leiterplatten-buchsen/2304938/</text:a></text:p>
          </table:table-cell>
          <table:table-cell office:value-type="string" calcext:value-type="string">
            <text:p>230-4938</text:p>
          </table:table-cell>
        </table:table-row>
        <table:table-row table:style-name="ro4">
          <table:table-cell table:style-name="ce4" office:value-type="string" calcext:value-type="string">
            <text:p>Buchsen-Buchsenleiste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currency" office:currency="EUR" office:value="1.54" calcext:value-type="currency">
            <text:p>€ 1,54</text:p>
          </table:table-cell>
          <table:table-cell table:style-name="ce9" table:formula="of:=[.B13]*[.C13]" office:value-type="currency" office:currency="EUR" office:value="3.08" calcext:value-type="currency">
            <text:p>€ 3,08</text:p>
          </table:table-cell>
          <table:table-cell table:style-name="ce4" office:value-type="string" calcext:value-type="string">
            <text:p><text:a xlink:href="http://at.rs-online.com/web/p/leiterplatten-buchsen/7655705/" xlink:type="simple">http://at.rs-online.com/web/p/leiterplatten-buchsen/7655705/</text:a></text:p>
          </table:table-cell>
          <table:table-cell table:style-name="ce4" office:value-type="string" calcext:value-type="string">
            <text:p>765-5705</text:p>
          </table:table-cell>
        </table:table-row>
        <table:table-row table:style-name="ro5">
          <table:table-cell table:style-name="ce4" office:value-type="string" calcext:value-type="string">
            <text:p>7Seg-Buchsenleiste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currency" office:currency="EUR" office:value="0.452" calcext:value-type="currency">
            <text:p>€ 0,45</text:p>
          </table:table-cell>
          <table:table-cell table:style-name="ce9" table:formula="of:=[.B14]*[.C14]" office:value-type="currency" office:currency="EUR" office:value="2.26" calcext:value-type="currency">
            <text:p>€ 2,26</text:p>
          </table:table-cell>
          <table:table-cell table:style-name="ce4" office:value-type="string" calcext:value-type="string">
            <text:p><text:a xlink:href="http://at.rs-online.com/web/p/leiterplatten-buchsen/6816823/" xlink:type="simple">http://at.rs-online.com/web/p/leiterplatten-buchsen/6816823/</text:a></text:p>
          </table:table-cell>
          <table:table-cell table:style-name="ce4" office:value-type="string" calcext:value-type="string">
            <text:p>681-6823</text:p>
          </table:table-cell>
        </table:table-row>
        <table:table-row table:style-name="ro3">
          <table:table-cell office:value-type="string" calcext:value-type="string">
            <text:p>Matrix-Stiftleist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€ 0,49</text:p>
          </table:table-cell>
          <table:table-cell table:formula="of:=[.B15]*[.C15]" office:value-type="currency" office:currency="EUR" office:value="0.49" calcext:value-type="currency">
            <text:p>€ 0,49</text:p>
          </table:table-cell>
          <table:table-cell office:value-type="string" calcext:value-type="string">
            <text:p><text:a xlink:href="http://at.rs-online.com/web/p/leiterplatten-header/8323500/" xlink:type="simple">http://at.rs-online.com/web/p/leiterplatten-header/8323500/</text:a></text:p>
          </table:table-cell>
          <table:table-cell office:value-type="string" calcext:value-type="string">
            <text:p>832-3500</text:p>
          </table:table-cell>
        </table:table-row>
        <table:table-row table:style-name="ro3">
          <table:table-cell office:value-type="string" calcext:value-type="string">
            <text:p>Spannungsregl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95" calcext:value-type="currency">
            <text:p>€ 2,95</text:p>
          </table:table-cell>
          <table:table-cell table:formula="of:=[.B16]*[.C16]" office:value-type="currency" office:currency="EUR" office:value="2.95" calcext:value-type="currency">
            <text:p>€ 2,95</text:p>
          </table:table-cell>
          <table:table-cell office:value-type="string" calcext:value-type="string">
            <text:p><text:a xlink:href="https://www.neuhold-elektronik.at/catshop/product_info.php?products_id=4414" xlink:type="simple">https://www.neuhold-elektronik.at/catshop/product_info.php?products_id=4414</text:a></text:p>
          </table:table-cell>
          <table:table-cell office:value-type="string" calcext:value-type="string">
            <text:p>N9505 </text:p>
          </table:table-cell>
        </table:table-row>
        <table:table-row table:style-name="ro3">
          <table:table-cell office:value-type="string" calcext:value-type="string">
            <text:p>Kondensator 100n</text:p>
          </table:table-cell>
          <table:table-cell office:value-type="float" office:value="29" calcext:value-type="float">
            <text:p>29</text:p>
          </table:table-cell>
          <table:table-cell office:value-type="currency" office:currency="EUR" office:value="0.04" calcext:value-type="currency">
            <text:p>€ 0,04</text:p>
          </table:table-cell>
          <table:table-cell table:formula="of:=[.B17]*[.C17]" office:value-type="currency" office:currency="EUR" office:value="1.16" calcext:value-type="currency">
            <text:p>€ 1,16</text:p>
          </table:table-cell>
          <table:table-cell office:value-type="string" calcext:value-type="string">
            <text:p><text:a xlink:href="https://www.reichelt.at/Vielschicht-SMD-G0805/X7R-0805-CG-100N/3/index.html?ACTION=3&amp;LA=446&amp;ARTICLE=194283&amp;GROUPID=8048&amp;artnr=X7R+0805+CG+100N&amp;SEARCH=SMD%2B100nF" xlink:type="simple">https://www.reichelt.at/Vielschicht-SMD-G0805/X7R-0805-CG-100N/3/index.html?ACTION=3&amp;LA=446&amp;ARTICLE=194283&amp;GROUPID=8048&amp;artnr=X7R+0805+CG+100N&amp;SEARCH=SMD%2B100nF</text:a></text:p>
          </table:table-cell>
          <table:table-cell office:value-type="string" calcext:value-type="string">
            <text:p>X7R 0805 CG 100N</text:p>
          </table:table-cell>
        </table:table-row>
        <table:table-row table:style-name="ro3">
          <table:table-cell office:value-type="string" calcext:value-type="string">
            <text:p>Widerstand 10k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B18]*[.C18]" office:value-type="currency" office:currency="EUR" office:value="0.48" calcext:value-type="currency">
            <text:p>€ 0,48</text:p>
          </table:table-cell>
          <table:table-cell office:value-type="string" calcext:value-type="string">
            <text:p><text:a xlink:href="https://www.reichelt.at/SMD-1206-von-1-bis-910-kOhm/RND-1206-1-10K/3/index.html?ACTION=3&amp;LA=2&amp;ARTICLE=183394&amp;GROUPID=7974&amp;artnr=RND+1206+1+10K&amp;SEARCH=%252A" xlink:type="simple">https://www.reichelt.at/SMD-1206-von-1-bis-910-kOhm/RND-1206-1-10K/3/index.html?ACTION=3&amp;LA=2&amp;ARTICLE=183394&amp;GROUPID=7974&amp;artnr=RND+1206+1+10K&amp;SEARCH=%252A</text:a></text:p>
          </table:table-cell>
          <table:table-cell office:value-type="string" calcext:value-type="string">
            <text:p>RND 1206 1 10K</text:p>
          </table:table-cell>
        </table:table-row>
        <table:table-row table:style-name="ro3">
          <table:table-cell office:value-type="string" calcext:value-type="string">
            <text:p>Widerstand 200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EUR" office:value="0.02" calcext:value-type="currency">
            <text:p>€ 0,02</text:p>
          </table:table-cell>
          <table:table-cell table:formula="of:=[.B19]*[.C19]" office:value-type="currency" office:currency="EUR" office:value="0.02" calcext:value-type="currency">
            <text:p>€ 0,02</text:p>
          </table:table-cell>
          <table:table-cell office:value-type="string" calcext:value-type="string">
            <text:p><text:a xlink:href="https://www.reichelt.at/SMD-1206-von-0-bis-910-Ohm/RND-1206-1-200/3/index.html?ACTION=3&amp;LA=2&amp;ARTICLE=183353&amp;GROUPID=7973&amp;artnr=RND+1206+1+200&amp;SEARCH=%252A" xlink:type="simple">https://www.reichelt.at/SMD-1206-von-0-bis-910-Ohm/RND-1206-1-200/3/index.html?ACTION=3&amp;LA=2&amp;ARTICLE=183353&amp;GROUPID=7973&amp;artnr=RND+1206+1+200&amp;SEARCH=%252A</text:a></text:p>
          </table:table-cell>
          <table:table-cell office:value-type="string" calcext:value-type="string">
            <text:p>RND 1206 1 200</text:p>
          </table:table-cell>
        </table:table-row>
        <table:table-row table:style-name="ro3">
          <table:table-cell office:value-type="string" calcext:value-type="string">
            <text:p>Netzteil</text:p>
          </table:table-cell>
          <table:table-cell office:value-type="float" office:value="1" calcext:value-type="float">
            <text:p>1</text:p>
          </table:table-cell>
          <table:table-cell table:style-name="ce10" office:value-type="currency" office:currency="EUR" office:value="13.85" calcext:value-type="currency">
            <text:p>€ 13,85</text:p>
          </table:table-cell>
          <table:table-cell table:formula="of:=[.B20]*[.C20]" office:value-type="currency" office:currency="EUR" office:value="13.85" calcext:value-type="currency">
            <text:p>€ 13,85</text:p>
          </table:table-cell>
          <table:table-cell office:value-type="string" calcext:value-type="string">
            <text:p><text:a xlink:href="https://www.amazon.de/CSL-verschiedene-Adapter-Aufsätze-Überspannung-Kurzschluss/dp/B01MFCR6W2/ref=sr_1_1?ie=UTF8&amp;qid=1489939159&amp;sr=8-1&amp;keywords=netzteil+10v+2a" xlink:type="simple">https://www.amazon.de/CSL-verschiedene-Adapter-Aufs%C3%A4tze-%C3%9Cberspannung-Kurzschluss/dp/B01MFCR6W2/ref=sr_1_1?ie=UTF8&amp;qid=1489939159&amp;sr=8-1&amp;keywords=netzteil+10v+2a</text:a></text:p>
          </table:table-cell>
          <table:table-cell office:value-type="string" calcext:value-type="string">
            <text:p>Bestellt</text:p>
          </table:table-cell>
        </table:table-row>
        <table:table-row table:style-name="ro3">
          <table:table-cell table:style-name="Default" table:number-columns-repeated="2"/>
          <table:table-cell table:style-name="ce11" office:value-type="string" calcext:value-type="string">
            <text:p>Summe</text:p>
          </table:table-cell>
          <table:table-cell table:style-name="ce13" table:formula="of:=SUM([.D2:.D20])" office:value-type="currency" office:currency="EUR" office:value="186.2" calcext:value-type="currency">
            <text:p>€ 186,20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2"/>
          <table:table-cell table:style-name="ce11" office:value-type="string" calcext:value-type="string">
            <text:p>Schulrabatt</text:p>
          </table:table-cell>
          <table:table-cell table:style-name="ce14" office:value-type="currency" office:currency="EUR" office:value="60" calcext:value-type="currency">
            <text:p>€ 60,00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2"/>
          <table:table-cell table:style-name="ce11" office:value-type="string" calcext:value-type="string">
            <text:p>Noch zu zahlen</text:p>
          </table:table-cell>
          <table:table-cell table:style-name="ce13" table:formula="of:=[.D21]-([.D2]+[.D3])" office:value-type="currency" office:currency="EUR" office:value="87.9" calcext:value-type="currency">
            <text:p>€ 87,90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Selbst</text:p>
          </table:table-cell>
          <table:table-cell table:style-name="ce5" office:value-type="string" calcext:value-type="string">
            <text:p>Für Schule</text:p>
          </table:table-cell>
          <table:table-cell table:style-name="ce5" office:value-type="string" calcext:value-type="string">
            <text:p>Für Jonas</text:p>
          </table:table-cell>
          <table:table-cell table:style-name="ce5" office:value-type="string" calcext:value-type="string">
            <text:p>Summe</text:p>
          </table:table-cell>
          <table:table-cell table:style-name="Default"/>
        </table:table-row>
        <table:table-row table:style-name="ro6">
          <table:table-cell office:value-type="string" calcext:value-type="string">
            <text:p>Mujic Haris</text:p>
          </table:table-cell>
          <table:table-cell table:style-name="ce7" table:formula="of:=[.$D$20]/3" office:value-type="currency" office:currency="EUR" office:value="4.61666666666667" calcext:value-type="currency">
            <text:p>€ 4,62</text:p>
          </table:table-cell>
          <table:table-cell table:formula="of:=([.$D$23]-[.$D$20]-[.$D$22])/3" office:value-type="currency" office:currency="EUR" office:value="4.68333333333333" calcext:value-type="currency">
            <text:p>€ 4,68</text:p>
          </table:table-cell>
          <table:table-cell table:style-name="ce15" table:formula="of:=([.$D$2]+[.$D$3])/3" office:value-type="currency" office:currency="EUR" office:value="32.7666666666667" calcext:value-type="currency">
            <text:p>€ 32,77</text:p>
          </table:table-cell>
          <table:table-cell table:style-name="ce18" table:formula="of:=[.C26]+[.D26]+[.B26]" office:value-type="currency" office:currency="EUR" office:value="42.0666666666667" calcext:value-type="currency">
            <text:p>€ 42,07</text:p>
          </table:table-cell>
          <table:table-cell table:style-name="Default"/>
        </table:table-row>
        <table:table-row table:style-name="ro6">
          <table:table-cell office:value-type="string" calcext:value-type="string">
            <text:p>Karayanov Vitaliy</text:p>
          </table:table-cell>
          <table:table-cell table:style-name="ce7" table:formula="of:=[.$D$20]/3" office:value-type="currency" office:currency="EUR" office:value="4.61666666666667" calcext:value-type="currency">
            <text:p>€ 4,62</text:p>
          </table:table-cell>
          <table:table-cell table:formula="of:=([.$D$23]-[.$D$20]-[.$D$22])/3" office:value-type="currency" office:currency="EUR" office:value="4.68333333333333" calcext:value-type="currency">
            <text:p>€ 4,68</text:p>
          </table:table-cell>
          <table:table-cell table:style-name="ce15" table:formula="of:=([.$D$2]+[.$D$3])/3" office:value-type="currency" office:currency="EUR" office:value="32.7666666666667" calcext:value-type="currency">
            <text:p>€ 32,77</text:p>
          </table:table-cell>
          <table:table-cell table:style-name="ce18" table:formula="of:=[.C27]+[.D27]+[.B27]" office:value-type="currency" office:currency="EUR" office:value="42.0666666666667" calcext:value-type="currency">
            <text:p>€ 42,07</text:p>
          </table:table-cell>
          <table:table-cell table:style-name="Default"/>
        </table:table-row>
        <table:table-row table:style-name="ro6">
          <table:table-cell office:value-type="string" calcext:value-type="string">
            <text:p>Pucher Jonas</text:p>
          </table:table-cell>
          <table:table-cell table:style-name="ce7" table:formula="of:=[.$D$20]/3" office:value-type="currency" office:currency="EUR" office:value="4.61666666666667" calcext:value-type="currency">
            <text:p>€ 4,62</text:p>
          </table:table-cell>
          <table:table-cell table:formula="of:=([.$D$23]-[.$D$20]-[.$D$22])/3" office:value-type="currency" office:currency="EUR" office:value="4.68333333333333" calcext:value-type="currency">
            <text:p>€ 4,68</text:p>
          </table:table-cell>
          <table:table-cell table:style-name="ce15" table:formula="of:=([.$D$2]+[.$D$3])/3" office:value-type="currency" office:currency="EUR" office:value="32.7666666666667" calcext:value-type="currency">
            <text:p>€ 32,77</text:p>
          </table:table-cell>
          <table:table-cell table:style-name="ce18" table:formula="of:=[.C28]+[.D28]+[.B28]" office:value-type="currency" office:currency="EUR" office:value="42.0666666666667" calcext:value-type="currency">
            <text:p>€ 42,07</text:p>
          </table:table-cell>
          <table:table-cell table:style-name="Default"/>
        </table:table-row>
        <table:table-row table:style-name="ro6">
          <table:table-cell table:style-name="Default" table:number-columns-repeated="6"/>
        </table:table-row>
        <table:table-row table:style-name="ro6">
          <table:table-cell table:style-name="Default" table:number-columns-repeated="2"/>
          <table:table-cell table:style-name="ce12"/>
          <table:table-cell table:style-name="ce16"/>
          <table:table-cell table:style-name="Default" table:number-columns-repeated="2"/>
        </table:table-row>
        <table:table-row table:style-name="ro4">
          <table:table-cell table:style-name="ce6" office:value-type="string" calcext:value-type="string">
            <text:p>Noch nicht bestellt!!</text:p>
          </table:table-cell>
          <table:table-cell table:style-name="Default" table:number-columns-repeated="5"/>
        </table:table-row>
      </table:table>
      <table:table table:name="Tabe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currency-style style:name="N10110P0" style:volatile="true" number:language="de" number:country="D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0110" number:language="de" number:country="DE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de" number:country="D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0112" number:language="de" number:country="DE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11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114P0"/>
    </number:currency-style>
    <number:currency-style style:name="N1011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116P0"/>
    </number:currency-style>
    <number:currency-style style:name="N1011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8P0"/>
    </number:currency-style>
    <number:currency-style style:name="N10120P0" style:volatile="true" number:language="de" number:country="DE">
      <number:currency-symbol number:language="fy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120" number:language="de" number:country="DE">
      <style:text-properties fo:color="#ff0000"/>
      <number:currency-symbol number:language="fy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.00.0000</text:date>, <text:time style:data-style-name="N2" text:time-value="18:38:42.5642954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3:40:23.44</meta:creation-date>
    <meta:generator>LibreOffice/5.2.2.2$Linux_X86_64 LibreOffice_project/20m0$Build-2</meta:generator>
    <dc:date>2017-04-06T18:46:29.830236616</dc:date>
    <meta:editing-duration>PT9H6M55S</meta:editing-duration>
    <meta:editing-cycles>66</meta:editing-cycles>
    <meta:document-statistic meta:table-count="3" meta:cell-count="147" meta:object-count="0"/>
  </office:meta>
</office:document-meta>
</file>